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25863D60CB13BF944C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Arial" officeooo:rsid="00040b92" officeooo:paragraph-rsid="00040b92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12529" loext:opacity="100%" style:font-name="Arial" fo:font-size="48pt" fo:letter-spacing="normal" fo:font-style="normal" fo:font-weight="bold" officeooo:rsid="00040b92" officeooo:paragraph-rsid="00040b92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INI PROJET HTML EN ÉQUIP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fill-image draw:name="labsTerraGroup" xlink:href="Pictures/10000000000002580000025863D60CB13BF944C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040b92" officeooo:paragraph-rsid="00040b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labsTerraGroup" draw:fill-image-width="5.001cm" draw:fill-image-height="5.001cm" style:repeat="no-repeat" draw:fill-image-ref-point="center" style:footnote-max-height="0cm" loext:margin-gutter="0cm">
        <style:background-image xlink:href="Pictures/10000000000002580000025863D60CB13BF944CE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none" fo:border-bottom="0.06pt solid #000000" fo:border-left="none" fo:border-right="none" fo:padding="0.049cm" fo:background-color="transparent" style:dynamic-spacing="false" draw:fill="none"/>
      </style:footer-style>
    </style:page-layout>
    <style:style style:name="Mdp1" style:family="drawing-page">
      <style:drawing-page-properties draw:fill="bitmap" draw:fill-image-name="labsTerraGroup" draw:fill-image-width="5.001cm" draw:fill-image-height="5.001cm" style:repeat="no-repeat" draw:fill-image-ref-point="center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>BUT Informatique<text:tab/><text:tab/>R1.02 Développement d’interface utilisateu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rifou Amdjad</meta:initial-creator>
    <meta:creation-date>2021-11-28T22:23:22.241000000</meta:creation-date>
    <dc:date>2021-11-28T22:30:27.299000000</dc:date>
    <dc:creator>Anrifou Amdjad</dc:creator>
    <meta:editing-duration>PT7M6S</meta:editing-duration>
    <meta:editing-cycles>1</meta:editing-cycles>
    <meta:document-statistic meta:table-count="0" meta:image-count="0" meta:object-count="0" meta:page-count="1" meta:paragraph-count="2" meta:word-count="11" meta:character-count="87" meta:non-whitespace-character-count="77"/>
    <meta:generator>LibreOffice/7.2.2.2$Windows_X86_64 LibreOffice_project/02b2acce88a210515b4a5bb2e46cbfb63fe97d56</meta:generator>
  </office:meta>
</office:document-meta>
</file>